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Pivot_20_Table_20_Field" style:data-style-name="N100"/>
    <style:style style:name="ce2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porting this to Archival PDF will trigger PDF warning 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caolan/LibreOffice/collabora-online/cypress_test/data/desktop/writer/help_dialog.odt/content.xml"/>
              </form:propertie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>
            <draw:control draw:z-index="0" draw:name="Control 1" draw:style-name="gr1" draw:text-style-name="P1" svg:width="11.116cm" svg:height="1.061cm" svg:x="0.165cm" svg:y="0.425cm" draw:control="control1"/>
          </table:table-cell>
          <table:table-cell/>
        </table:table-row>
      </table:table>
      <table:table table:name="hidden" table:style-name="ta2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ivotTable" table:style-name="ta1">
        <table:table-column table:style-name="co3" table:default-cell-style-name="ce4"/>
        <table:table-column table:style-name="co3" table:default-cell-style-name="ce9"/>
        <table:table-row table:style-name="ro1">
          <table:table-cell table:style-name="ce1" office:value-type="string" calcext:value-type="string">
            <text:p>12</text:p>
          </table:table-cell>
          <table:table-cell table:style-name="ce6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7" office:value-type="string" calcext:value-type="string">
            <text:p>Sum - 1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93" calcext:value-type="float">
            <text:p>293</text:p>
          </table:table-cell>
        </table:table-row>
      </table:table>
      <table:named-expressions/>
      <table:data-pilot-tables>
        <table:data-pilot-table table:name="DataPilot1" table:application-data="" table:target-range-address="PivotTable.A1:PivotTable.B13" table:buttons="PivotTable.A1 PivotTable.A3" table:show-filter-button="false" table:drill-down-on-double-click="false">
          <table:source-cell-range table:cell-range-address="Sheet2.A1:Sheet2.B10"/>
          <table:data-pilot-field table:source-field-name="12" table:orientation="page" table:used-hierarchy="0" table:function="auto" loext:ignore-selected-page="true" table:selected-page="4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54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2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5:29:10.540307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3-02T15:30:54.813180152</dc:date>
    <meta:editing-duration>PT14M20S</meta:editing-duration>
    <meta:editing-cycles>13</meta:editing-cycles>
    <meta:document-statistic meta:table-count="4" meta:cell-count="58" meta:object-count="1"/>
    <meta:user-defined meta:name="Duration" meta:value-type="time">P0D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0004a0042008300ef002b004100750080000e00f100b500e70036007e0038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PSJyz82zKoG8+gVTbD0hQ42bY4sZvFeiWDGaBMVfOyk=</DigestValue>
      </Reference>
      <Reference URI="Thumbnails/thumbnail.png">
        <DigestMethod Algorithm="http://www.w3.org/2001/04/xmlenc#sha256"/>
        <DigestValue>bqjwVwcCULariKJe/mGXfQc8ehb4ZLzlcT9VGW6SO0Q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q1W6QRPA4psX0eEtNN4XIMM98BcqqoWy23Ot7xN25b8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Fgq0t4cwph6v+ATW+fgDGEbh14XwicisrEBY2YWSAeg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0MNz87DzXx/Ef0TVYqq3yqM7D5feF4zWcNkfnkt8r3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hBWDEV25esjaxLzPwoKW8wvP919u/hIvSLvTmggLYI=</DigestValue>
      </Reference>
      <Reference URI="mimetype">
        <DigestMethod Algorithm="http://www.w3.org/2001/04/xmlenc#sha256"/>
        <DigestValue>JSqLlNenIxk1oeZLlBBAIh6+ELZAuhgvZ4D7uJvh2LE=</DigestValue>
      </Reference>
      <Reference URI="#ID_0007005f00dc00aa00bc00c5004b009e00a3001a00b100ef008b002000f600bb">
        <DigestMethod Algorithm="http://www.w3.org/2001/04/xmlenc#sha256"/>
        <DigestValue>os1bkNPsXt89w0mzWIOydDLTtixJpoaca7h3dAPThv4=</DigestValue>
      </Reference>
      <Reference URI="#idSignedProperties_ID_0030004a0042008300ef002b004100750080000e00f100b500e70036007e0038" Type="http://uri.etsi.org/01903#SignedProperties">
        <DigestMethod Algorithm="http://www.w3.org/2001/04/xmlenc#sha256"/>
        <DigestValue>7VTJekm22ep3IDcN28DA/9mXNTWLmL8IfCclUnFUIFY=</DigestValue>
      </Reference>
    </SignedInfo>
    <SignatureValue>BqmXLF4QScWVAcXxK2tq7ebCRgtZCL6MegBLVdrTXMtbSxPNhAYsg09dKvVzuCzH
PNJ76QYmXUF5Ab42mvCXY/Y4a8W5bSU9Lbj/pIqdSdzEno0xg8yPFSxhvQ7MdkDO
4GQAUf/LgLe+umj5lA/kUeB0hrAETwl4s5hywto/d0YqmC6ZZARpcMnZdC6/Tp7z
Miw9bUS7PB2NQadFRLsVwdPJxYEdFaFddeo2mXWtFofgGkHIkQLQhOqp1dbyFxn/
0XVRhDlc4mWNkH+1Ww2kWHTChxku25cN5j8ebsL/MbbCLgRhZUAlFBLXuWo4EGKB
EN4oD0pB6x/pV6mxxsFALQ==</SignatureValue>
    <KeyInfo>
      <X509Data>
        <X509IssuerSerial>
          <X509IssuerName>O=Default Company Ltd,L=Default City,C=IE</X509IssuerName>
          <X509SerialNumber>137647789108739231137854071153275811892259445730</X509SerialNumber>
        </X509IssuerSerial>
        <X509Certificate>MIIDZTCCAk2gAwIBAgIUGBxXIEBSAvqpB6gppqKRgS4X2+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/mPwWgEt9ixAq8Ut8fJGYwT0rU/Zc5gMPAfSrEpYu/G+Ni+batrVE9QY6bESqrK58cCjtHNwibWJR2hxNC3ClameTTEMhbd0cZMDdkjlHJDKL1Kwmy+SLrnHR7q52G8OwO62u55CrI7UkSPWWFZ63QoNdOmK9ZB4tDzSuUs676ghVyD3nLXlnxtHFZ8aTokCW++4H8jHa/ELKOzQDoB86e1TA/IhtX8Bsoa4/HiDXr3UvTEqG6OVfbfBa7t8pm+nDGZAdDmPhXyTrCutFjw2fdtN8ttcUBdUN0tgQXsJk7E5AgMBAAGjUzBRMB0GA1UdDgQWBBS4z+71irrmBnHXN0H661kkUOnzJjAfBgNVHSMEGDAWgBS4z+71irrmBnHXN0H661kkUOnzJjAPBgNVHRMBAf8EBTADAQH/MA0GCSqGSIb3DQEBCwUAA4IBAQAOSmts0e6QnMoJAn/jFxGF0RkoIhFglWSD24hVYLCK2D5U1lHxfR8eZaSrqh/yiRJdHGPjRvWJ0a0OIRjOxkdtcULQjzxjAioyM8IGzsY00f6aJB1ywcOg+foU13Cv8v2qdh9sIPHHnyDs1Tqdbcn27iOZ2QtIjQe2NeyFJLxjGZcwLKwH+8gxC9GdGPldF66EMPkQAwjXi6cid3NBcBCyW2kTI5ilq5OQNw014Sqj+ybs9rn3C45xX80KfsGX/b3Qr4izrbBRVQVUVncj1tJAMhXbJHG83l209NR6bQ4P4acy+kfXcyWsYaGEL/qA+/Q+lO6HqtalCYdGOArO/HPJ</X509Certificate>
      </X509Data>
    </KeyInfo>
    <Object>
      <SignatureProperties>
        <SignatureProperty Id="ID_0007005f00dc00aa00bc00c5004b009e00a3001a00b100ef008b002000f600bb" Target="#ID_0030004a0042008300ef002b004100750080000e00f100b500e70036007e0038">
          <dc:date xmlns:dc="http://purl.org/dc/elements/1.1/">2026-03-02T15:31:03.799780830</dc:date>
        </SignatureProperty>
      </SignatureProperties>
    </Object>
    <Object xmlns:xd="http://uri.etsi.org/01903/v1.3.2#">
      <xd:QualifyingProperties Target="#ID_0030004a0042008300ef002b004100750080000e00f100b500e70036007e0038">
        <xd:SignedProperties Id="idSignedProperties_ID_0030004a0042008300ef002b004100750080000e00f100b500e70036007e0038">
          <xd:SignedSignatureProperties>
            <xd:SigningTime>2026-03-02T15:31:03.799780830</xd:SigningTime>
            <xd:SigningCertificate>
              <xd:Cert>
                <xd:CertDigest>
                  <DigestMethod Algorithm="http://www.w3.org/2001/04/xmlenc#sha256"/>
                  <DigestValue>BeomAV8wt8xZKzo6ck1dwlz0wP+d0xRh+XhFkyC8rJ0=</DigestValue>
                </xd:CertDigest>
                <xd:IssuerSerial>
                  <X509IssuerName>O=Default Company Ltd,L=Default City,C=IE</X509IssuerName>
                  <X509SerialNumber>137647789108739231137854071153275811892259445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30004a0042008300ef002b004100750080000e00f100b500e70036007e0038">
          <xd:UnsignedSignatureProperties>
            <xd:CertificateValues>
              <xd:EncapsulatedX509Certificate>MIIDZTCCAk2gAwIBAgIUGBxXIEBSAvqpB6gppqKRgS4X2+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/mPwWgEt9ixAq8Ut8fJGYwT0rU/Zc5gMPAfSrEpYu/G+Ni+batrVE9QY6bESqrK58cCjtHNwibWJR2hxNC3ClameTTEMhbd0cZMDdkjlHJDKL1Kwmy+SLrnHR7q52G8OwO62u55CrI7UkSPWWFZ63QoNdOmK9ZB4tDzSuUs676ghVyD3nLXlnxtHFZ8aTokCW++4H8jHa/ELKOzQDoB86e1TA/IhtX8Bsoa4/HiDXr3UvTEqG6OVfbfBa7t8pm+nDGZAdDmPhXyTrCutFjw2fdtN8ttcUBdUN0tgQXsJk7E5AgMBAAGjUzBRMB0GA1UdDgQWBBS4z+71irrmBnHXN0H661kkUOnzJjAfBgNVHSMEGDAWgBS4z+71irrmBnHXN0H661kkUOnzJjAPBgNVHRMBAf8EBTADAQH/MA0GCSqGSIb3DQEBCwUAA4IBAQAOSmts0e6QnMoJAn/jFxGF0RkoIhFglWSD24hVYLCK2D5U1lHxfR8eZaSrqh/yiRJdHGPjRvWJ0a0OIRjOxkdtcULQjzxjAioyM8IGzsY00f6aJB1ywcOg+foU13Cv8v2qdh9sIPHHnyDs1Tqdbcn27iOZ2QtIjQe2NeyFJLxjGZcwLKwH+8gxC9GdGPldF66EMPkQAwjXi6cid3NBcBCyW2kTI5ilq5OQNw014Sqj+ybs9rn3C45xX80KfsGX/b3Qr4izrbBRVQVUVncj1tJAMhXbJHG83l209NR6bQ4P4acy+kfXcyWsYaGEL/qA+/Q+lO6HqtalCYdGOArO/HPJ</xd:EncapsulatedX509Certificate>
            </xd:CertificateValues>
          </xd:UnsignedSignatureProperties>
        </xd:UnsignedProperties>
      </xd:QualifyingProperties>
    </Object>
  </Signature>
</document-signatures>
</file>